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54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451cm" fo:min-width="2.72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51cm" fo:min-width="4.62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2pt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.7cm" svg:height="1.8cm" svg:x="2.3cm" svg:y="2.2cm">
          <text:p text:style-name="P1"><text:span text:style-name="T1">DÉBUT</text:span><text:span text:style-name="T1"><text:line-break/></text:span><text:span text:style-name="T1">exercice_function_pair_impair.p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5.3cm" svg:height="2.7cm" svg:x="3cm" svg:y="5.1cm">
          <text:p text:style-name="P3"><text:span text:style-name="T2">Lir</text:span><text:span text:style-name="T2">e</text:span><text:line-break/>nombre_encod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xml:id="id3" draw:id="id3" draw:layer="layout" svg:width="6.7cm" svg:height="3.1cm" svg:x="2.3cm" svg:y="9.1cm">
          <text:p text:style-name="P5"><text:span text:style-name="T3">parite =</text:span><text:span text:style-name="T3"><text:line-break/></text:span><text:span text:style-name="T3"> estPair(nombre_enco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4" draw:id="id4" draw:layer="layout" svg:width="6.7cm" svg:height="3.5cm" svg:x="2.3cm" svg:y="14.2cm">
          <text:p text:style-name="P3">parite = True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5" draw:id="id5" draw:layer="layout" svg:width="5.3cm" svg:height="2.7cm" svg:x="3cm" svg:y="18.9cm">
          <text:p text:style-name="P3"><text:span text:style-name="T2">Afficher</text:span><text:line-break/>nombre_encode,<text:line-break/> ‘est pair !’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7" draw:id="id7" draw:layer="layout" svg:width="5.3cm" svg:height="2.7cm" svg:x="10.2cm" svg:y="19cm">
          <text:p text:style-name="P3"><text:span text:style-name="T2">Afficher</text:span><text:line-break/>nombre_encode,<text:line-break/>’est impair !’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6" draw:id="id6" draw:layer="layout" svg:width="6.7cm" svg:height="1.8cm" svg:x="2.3cm" svg:y="24.3cm">
          <text:p text:style-name="P1"><text:span text:style-name="T1">FIN</text:span></text:p>
          <text:p text:style-name="P1"><text:span text:style-name="T1">exercice_function_pair_impair.p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svg:x1="5.65cm" svg:y1="4cm" svg:x2="5.65cm" svg:y2="5.1cm" draw:start-shape="id1" draw:start-glue-point="6" draw:end-shape="id2" draw:end-glue-point="5" svg:d="M5650 4000v1100" svg:viewBox="0 0 1 1101">
          <text:p/>
        </draw:connector>
        <draw:connector draw:style-name="gr5" draw:text-style-name="P7" draw:layer="layout" svg:x1="5.65cm" svg:y1="7.8cm" svg:x2="5.65cm" svg:y2="9.1cm" draw:start-shape="id2" draw:start-glue-point="8" draw:end-shape="id3" draw:end-glue-point="0" svg:d="M5650 7800v1300" svg:viewBox="0 0 1 1301">
          <text:p/>
        </draw:connector>
        <draw:connector draw:style-name="gr5" draw:text-style-name="P7" draw:layer="layout" svg:x1="5.65cm" svg:y1="12.2cm" svg:x2="5.65cm" svg:y2="14.2cm" draw:start-shape="id3" draw:start-glue-point="2" draw:end-shape="id4" draw:end-glue-point="4" svg:d="M5650 12200v2000" svg:viewBox="0 0 1 2001">
          <text:p/>
        </draw:connector>
        <draw:connector draw:style-name="gr5" draw:text-style-name="P7" draw:layer="layout" svg:x1="5.65cm" svg:y1="17.7cm" svg:x2="5.65cm" svg:y2="18.9cm" draw:start-shape="id4" draw:start-glue-point="6" draw:end-shape="id5" draw:end-glue-point="5" svg:d="M5650 17700v1200" svg:viewBox="0 0 1 1201">
          <text:p/>
        </draw:connector>
        <draw:connector draw:style-name="gr5" draw:text-style-name="P7" xml:id="id8" draw:id="id8" draw:layer="layout" svg:x1="5.65cm" svg:y1="21.6cm" svg:x2="5.65cm" svg:y2="24.3cm" draw:start-shape="id5" draw:start-glue-point="8" draw:end-shape="id6" draw:end-glue-point="4" svg:d="M5650 21600v2700" svg:viewBox="0 0 1 2701">
          <text:p/>
        </draw:connector>
        <draw:connector draw:style-name="gr5" draw:text-style-name="P7" draw:layer="layout" svg:x1="9cm" svg:y1="15.95cm" svg:x2="12.85cm" svg:y2="19cm" draw:start-shape="id4" draw:start-glue-point="7" draw:end-shape="id7" draw:end-glue-point="5" svg:d="M9000 15950h3850v3050" svg:viewBox="0 0 3851 3051">
          <text:p/>
        </draw:connector>
        <draw:connector draw:style-name="gr5" draw:text-style-name="P7" draw:layer="layout" svg:x1="12.85cm" svg:y1="21.7cm" svg:x2="5.65cm" svg:y2="22.95cm" draw:start-shape="id7" draw:start-glue-point="8" draw:end-shape="id8" draw:end-glue-point="0" svg:d="M12850 21700v1250h-7200" svg:viewBox="0 0 7201 1251">
          <text:p/>
        </draw:connector>
        <draw:frame draw:style-name="gr6" draw:text-style-name="P8" draw:layer="layout" svg:width="1.069cm" svg:height="0.725cm" svg:x="5.631cm" svg:y="17.675cm">
          <draw:text-box>
            <text:p><text:span text:style-name="T3">oui</text:span></text:p>
          </draw:text-box>
        </draw:frame>
        <draw:frame draw:style-name="gr6" draw:text-style-name="P8" draw:layer="layout" svg:width="1.213cm" svg:height="0.725cm" svg:x="8.9cm" svg:y="15.2cm">
          <draw:text-box>
            <text:p><text:span text:style-name="T3">non</text:span></text:p>
          </draw:text-box>
        </draw:frame>
      </draw:page>
      <draw:page draw:name="page2" draw:style-name="dp1" draw:master-page-name="Standard">
        <draw:custom-shape draw:style-name="gr1" draw:text-style-name="P2" xml:id="id9" draw:id="id9" draw:layer="layout" svg:width="6.7cm" svg:height="1.8cm" svg:x="2.5cm" svg:y="2.201cm">
          <text:p text:style-name="P1"><text:span text:style-name="T1">DÉBUT</text:span><text:span text:style-name="T1"><text:line-break/></text:span><text:span text:style-name="T1">estPair(nombr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10" draw:id="id10" draw:layer="layout" svg:width="6.7cm" svg:height="3.5cm" svg:x="2.5cm" svg:y="5.8cm">
          <text:p text:style-name="P3">nombre % 2 = 0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6.7cm" svg:height="1.8cm" svg:x="2.5cm" svg:y="11.5cm">
          <text:p text:style-name="P1"><text:span text:style-name="T1">return Tr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6.7cm" svg:height="1.8cm" svg:x="11.3cm" svg:y="11.6cm">
          <text:p text:style-name="P1"><text:span text:style-name="T1">ret</text:span><text:span text:style-name="T1">ur</text:span><text:span text:style-name="T1">n </text:span><text:span text:style-name="T1">F</text:span><text:span text:style-name="T1">al</text:span><text:span text:style-name="T1">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svg:x1="5.85cm" svg:y1="4.001cm" svg:x2="5.85cm" svg:y2="5.8cm" draw:start-shape="id9" draw:start-glue-point="6" draw:end-shape="id10" draw:end-glue-point="4" svg:d="M5850 4001v1799" svg:viewBox="0 0 1 1800">
          <text:p/>
        </draw:connector>
        <draw:connector draw:style-name="gr5" draw:text-style-name="P7" draw:layer="layout" svg:x1="5.85cm" svg:y1="9.3cm" svg:x2="5.85cm" svg:y2="11.5cm" draw:start-shape="id10" draw:start-glue-point="6" draw:end-shape="id11" draw:end-glue-point="4" svg:d="M5850 9300v2200" svg:viewBox="0 0 1 2201">
          <text:p/>
        </draw:connector>
        <draw:connector draw:style-name="gr5" draw:text-style-name="P7" draw:layer="layout" svg:x1="9.2cm" svg:y1="7.55cm" svg:x2="14.65cm" svg:y2="11.6cm" draw:start-shape="id10" draw:start-glue-point="7" draw:end-shape="id12" draw:end-glue-point="4" svg:d="M9200 7550h5450v4050" svg:viewBox="0 0 5451 4051">
          <text:p/>
        </draw:connector>
        <draw:frame draw:style-name="gr6" draw:text-style-name="P8" draw:layer="layout" svg:width="1.069cm" svg:height="0.725cm" svg:x="6.1cm" svg:y="9.4cm">
          <draw:text-box>
            <text:p><text:span text:style-name="T3">oui</text:span></text:p>
          </draw:text-box>
        </draw:frame>
        <draw:frame draw:style-name="gr6" draw:text-style-name="P8" draw:layer="layout" svg:width="1.213cm" svg:height="0.725cm" svg:x="9cm" svg:y="6.775cm">
          <draw:text-box>
            <text:p><text:span text:style-name="T3">n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09:59:33.289029029</meta:creation-date>
    <dc:date>2019-03-16T10:11:09.959345069</dc:date>
    <meta:editing-duration>PT11M38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